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  <style:text-properties officeooo:paragraph-rsid="0007d823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fo:language="es" fo:country="CR" officeooo:paragraph-rsid="0007d823"/>
    </style:style>
    <style:style style:name="P3" style:family="paragraph" style:parent-style-name="Standard">
      <style:paragraph-properties fo:margin-top="0in" fo:margin-bottom="0in" loext:contextual-spacing="false"/>
      <style:text-properties fo:language="es" fo:country="CR" officeooo:rsid="0007d823" officeooo:paragraph-rsid="0015bc2e"/>
    </style:style>
    <style:style style:name="P4" style:family="paragraph" style:parent-style-name="Standard">
      <style:paragraph-properties fo:margin-top="0in" fo:margin-bottom="0in" loext:contextual-spacing="false"/>
      <style:text-properties fo:language="es" fo:country="CR" officeooo:paragraph-rsid="0015bc2e"/>
    </style:style>
    <style:style style:name="P5" style:family="paragraph" style:parent-style-name="Standard">
      <style:paragraph-properties fo:margin-top="0in" fo:margin-bottom="0in" loext:contextual-spacing="false"/>
      <style:text-properties officeooo:paragraph-rsid="0015bc2e"/>
    </style:style>
    <style:style style:name="P6" style:family="paragraph" style:parent-style-name="Standard">
      <style:paragraph-properties fo:margin-top="0in" fo:margin-bottom="0in" loext:contextual-spacing="false" fo:text-align="justify" style:justify-single-word="false"/>
      <style:text-properties fo:font-size="12pt" fo:language="es" fo:country="CR" fo:font-weight="normal" officeooo:rsid="00096653" officeooo:paragraph-rsid="0021c67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top="0in" fo:margin-bottom="0in" loext:contextual-spacing="false" fo:text-align="justify" style:justify-single-word="false"/>
      <style:text-properties fo:font-size="12pt" fo:language="es" fo:country="CR" fo:font-weight="normal" officeooo:rsid="00096653" officeooo:paragraph-rsid="0021c7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top="0in" fo:margin-bottom="0in" loext:contextual-spacing="false" fo:text-align="justify" style:justify-single-word="false"/>
      <style:text-properties fo:font-size="12pt" fo:language="es" fo:country="CR" fo:font-weight="normal" officeooo:rsid="00096653" officeooo:paragraph-rsid="0022539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in" fo:margin-bottom="0in" loext:contextual-spacing="false" fo:text-align="justify" style:justify-single-word="false"/>
      <style:text-properties fo:font-size="12pt" fo:language="es" fo:country="CR" fo:font-weight="bold" officeooo:rsid="002106f9" officeooo:paragraph-rsid="0021c677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margin-top="0in" fo:margin-bottom="0in" loext:contextual-spacing="false" fo:text-align="justify" style:justify-single-word="false"/>
      <style:text-properties fo:font-size="12pt" fo:language="es" fo:country="CR" fo:font-weight="bold" officeooo:rsid="002106f9" officeooo:paragraph-rsid="0022539c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6pt" fo:language="es" fo:country="CR" fo:font-weight="bold" officeooo:rsid="0012d2c0" officeooo:paragraph-rsid="0012d2c0" style:font-size-asian="16pt" style:font-weight-asian="bold"/>
    </style:style>
    <style:style style:name="P12" style:family="paragraph" style:parent-style-name="Standard">
      <style:paragraph-properties fo:text-align="justify" style:justify-single-word="false"/>
      <style:text-properties fo:font-size="16pt" fo:language="es" fo:country="CR" fo:font-weight="bold" officeooo:rsid="0015bc2e" officeooo:paragraph-rsid="0015bc2e" style:font-size-asian="16pt" style:font-weight-asian="bold" style:font-size-complex="12pt" style:font-weight-complex="normal"/>
    </style:style>
    <style:style style:name="P13" style:family="paragraph" style:parent-style-name="Standard">
      <style:text-properties fo:font-size="16pt" fo:language="es" fo:country="CR" fo:font-weight="bold" officeooo:rsid="0015bc2e" officeooo:paragraph-rsid="0015bc2e" style:font-size-asian="16pt" style:font-weight-asian="bold" style:font-size-complex="12pt" style:font-weight-complex="normal"/>
    </style:style>
    <style:style style:name="P14" style:family="paragraph" style:parent-style-name="Standard">
      <style:text-properties fo:font-size="16pt" fo:language="es" fo:country="CR" fo:font-weight="bold" officeooo:paragraph-rsid="0015bc2e" style:font-size-asian="16pt" style:font-weight-asian="bold"/>
    </style:style>
    <style:style style:name="P15" style:family="paragraph" style:parent-style-name="Standard">
      <style:paragraph-properties fo:text-align="justify" style:justify-single-word="false"/>
      <style:text-properties fo:font-size="12pt" fo:language="es" fo:country="CR" fo:font-weight="bold" officeooo:rsid="0017aeb7" officeooo:paragraph-rsid="0017aeb7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2pt" fo:language="es" fo:country="CR" fo:font-weight="bold" officeooo:rsid="001b2ffd" officeooo:paragraph-rsid="001b2ffd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2pt" fo:language="es" fo:country="CR" fo:font-weight="bold" officeooo:rsid="001d0fd2" officeooo:paragraph-rsid="001d0fd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2pt" fo:language="es" fo:country="CR" fo:font-weight="bold" officeooo:rsid="002106f9" officeooo:paragraph-rsid="002106f9" style:font-size-asian="10.5pt" style:font-weight-asian="bold" style:font-size-complex="12pt" style:font-weight-complex="bold"/>
    </style:style>
    <style:style style:name="P19" style:family="paragraph" style:parent-style-name="Standard">
      <style:text-properties fo:font-size="12pt" fo:language="es" fo:country="CR" fo:font-weight="normal" officeooo:rsid="0012d2c0" officeooo:paragraph-rsid="0012d2c0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language="es" fo:country="CR" fo:font-weight="normal" officeooo:rsid="0012d2c0" officeooo:paragraph-rsid="0012d2c0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language="es" fo:country="CR" fo:font-weight="normal" officeooo:rsid="001343ee" officeooo:paragraph-rsid="001343ee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language="es" fo:country="CR" fo:font-weight="normal" officeooo:rsid="0015bc2e" officeooo:paragraph-rsid="0015bc2e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language="es" fo:country="CR" fo:font-weight="normal" officeooo:rsid="002106f9" officeooo:paragraph-rsid="002106f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weight="normal" officeooo:rsid="0024a667" officeooo:paragraph-rsid="0024a667" style:font-size-asian="10.5pt" style:font-weight-asian="normal" style:font-size-complex="12pt" style:font-weight-complex="normal"/>
    </style:style>
    <style:style style:name="P25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fo:language="es" fo:country="CR" officeooo:paragraph-rsid="0007d823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fo:language="es" fo:country="CR" officeooo:rsid="0007d823" officeooo:paragraph-rsid="0007d823"/>
    </style:style>
    <style:style style:name="P27" style:family="paragraph" style:parent-style-name="Standard">
      <style:paragraph-properties fo:margin-top="0in" fo:margin-bottom="0in" loext:contextual-spacing="false" fo:text-align="justify" style:justify-single-word="false"/>
      <style:text-properties fo:font-size="16pt" fo:language="es" fo:country="CR" fo:font-weight="bold" officeooo:rsid="0015bc2e" officeooo:paragraph-rsid="0022539c" style:font-size-asian="16pt" style:font-weight-asian="bold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language="es" fo:country="CR" fo:font-weight="normal" officeooo:rsid="001b2ffd" officeooo:paragraph-rsid="001b2ffd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language="es" fo:country="CR" fo:font-weight="normal" officeooo:rsid="002469fb" officeooo:paragraph-rsid="002390e6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2pt" fo:language="es" fo:country="CR" fo:font-weight="normal" officeooo:rsid="0015bc2e" officeooo:paragraph-rsid="0012d2c0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2pt" fo:language="es" fo:country="CR" fo:font-weight="bold" officeooo:rsid="001ddc09" officeooo:paragraph-rsid="001d0fd2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ize="12pt" fo:font-weight="normal" officeooo:rsid="0024a667" officeooo:paragraph-rsid="002390e6" style:font-size-asian="10.5pt" style:font-weight-asian="normal" style:font-size-complex="12pt" style:font-weight-complex="normal"/>
    </style:style>
    <style:style style:name="T1" style:family="text">
      <style:text-properties fo:language="es" fo:country="CR"/>
    </style:style>
    <style:style style:name="T2" style:family="text">
      <style:text-properties fo:language="es" fo:country="CR" officeooo:rsid="0007d823"/>
    </style:style>
    <style:style style:name="T3" style:family="text">
      <style:text-properties fo:language="es" fo:country="CR" officeooo:rsid="001945ea"/>
    </style:style>
    <style:style style:name="T4" style:family="text">
      <style:text-properties fo:language="es" fo:country="CR" officeooo:rsid="002469fb"/>
    </style:style>
    <style:style style:name="T5" style:family="text">
      <style:text-properties officeooo:rsid="0012b833"/>
    </style:style>
    <style:style style:name="T6" style:family="text">
      <style:text-properties officeooo:rsid="001343ee"/>
    </style:style>
    <style:style style:name="T7" style:family="text">
      <style:text-properties officeooo:rsid="0014647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d5311" style:font-weight-asian="normal" style:font-weight-complex="normal"/>
    </style:style>
    <style:style style:name="T10" style:family="text">
      <style:text-properties fo:font-weight="normal" officeooo:rsid="001ddc09" style:font-weight-asian="normal" style:font-weight-complex="normal"/>
    </style:style>
    <style:style style:name="T11" style:family="text">
      <style:text-properties fo:font-weight="normal" officeooo:rsid="001f5922" style:font-weight-asian="normal" style:font-weight-complex="normal"/>
    </style:style>
    <style:style style:name="T12" style:family="text">
      <style:text-properties officeooo:rsid="001945ea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officeooo:rsid="0021c677"/>
    </style:style>
    <style:style style:name="T16" style:family="text">
      <style:text-properties officeooo:rsid="0021c766"/>
    </style:style>
    <style:style style:name="T17" style:family="text">
      <style:text-properties officeooo:rsid="002253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IE-0523 Circuitos Digitales II, I Ciclo 2017</text:p>
      <text:p text:style-name="P2">Profe. Enrique Coen</text:p>
      <text:p text:style-name="P2">Lennon Núñez Meoño, B34943</text:p>
      <text:p text:style-name="P1"><text:span text:style-name="T1">Tarea #</text:span></text:p>
      <text:p text:style-name="P26"/>
      <text:p text:style-name="P14">Contabilización del Tiempo</text:p>
      <text:p text:style-name="P5"><text:span text:style-name="T1">Buscar información <text:s/></text:span><text:span text:style-name="T3">4</text:span><text:span text:style-name="T1"> </text:span><text:span text:style-name="T2">h</text:span></text:p>
      <text:p text:style-name="P5"><text:span text:style-name="T1">Estudiar información </text:span><text:span text:style-name="T3">4</text:span><text:span text:style-name="T1"> </text:span><text:span text:style-name="T2">h</text:span><text:span text:style-name="T1"> (“on the go”)</text:span></text:p>
      <text:p text:style-name="P5"><text:span text:style-name="T1">Ejecución </text:span><text:span text:style-name="T3">10</text:span><text:span text:style-name="T2"> h</text:span></text:p>
      <text:p text:style-name="P5"><text:span text:style-name="T1"><text:tab/></text:span><text:span text:style-name="T2">Codificar</text:span></text:p>
      <text:p text:style-name="P3"><text:tab/>Corrección de errores de compilación – sintaxis</text:p>
      <text:p text:style-name="P3"><text:tab/>Corrección de lógica de programación para obtener los resultados adecuados</text:p>
      <text:p text:style-name="P4">Confección del Reporte <text:span text:style-name="T12">3 h</text:span> <text:span text:style-name="T5">(“on the go”)</text:span></text:p>
      <text:p text:style-name="P4"/>
      <text:p text:style-name="P11">Resumen</text:p>
      <text:p text:style-name="P30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2">Descripción Arquitectónica</text:p>
      <text:p text:style-name="P31"><text:span text:style-name="T10"/></text:p>
      <text:p text:style-name="P12"/>
      <text:p text:style-name="P12">Plan de Pruebas</text:p>
      <text:p text:style-name="P27"/>
      <text:p text:style-name="P12">Instrucciones de Utilización de la Simulación</text:p>
      <text:p text:style-name="P23">Para correr la simulación se realizó un documento Makefile que incluye compilación en Icarus Verilog (iverilog -o <text:span text:style-name="T13">nombre_ejecutable nombre_modulos.v -nombre_probador.v test_bench.v</text:span>)<text:span text:style-name="T14">, ejecución del archivo ejecutable generado (vvp</text:span><text:span text:style-name="T13"> nombre_ejecutable</text:span><text:span text:style-name="T14">) y ejecución del archivo .vcd generado para visualizar los resultados de la simulación con la herramienta GtkWave (gtkwave </text:span><text:span text:style-name="T13">nombre_archivo_señales_simulacion.vcd</text:span><text:span text:style-name="T14">). D</text:span></text:p>
      <text:p text:style-name="P19"/>
      <text:p text:style-name="P13">Ejemplos de los Resultados</text:p>
      <text:p text:style-name="P13"/>
      <text:p text:style-name="P13"/>
      <text:p text:style-name="P13">Conclusiones y Recomendaciones</text:p>
      <text:p text:style-name="P32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nnon </meta:initial-creator>
    <meta:creation-date>2017-03-24T23:15:45.623539486</meta:creation-date>
    <dc:date>2017-04-01T10:40:59.812169149</dc:date>
    <dc:creator>lennon </dc:creator>
    <meta:editing-duration>PT2H52M38S</meta:editing-duration>
    <meta:editing-cycles>29</meta:editing-cycles>
    <meta:generator>LibreOffice/4.3.3.2$Linux_X86_64 LibreOffice_project/430m0$Build-2</meta:generator>
    <meta:document-statistic meta:table-count="0" meta:image-count="0" meta:object-count="0" meta:page-count="1" meta:paragraph-count="19" meta:word-count="125" meta:character-count="931" meta:non-whitespace-character-count="820"/>
  </office:meta>
</office:document-meta>
</file>